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da60" officeooo:paragraph-rsid="0018da60"/>
    </style:style>
    <style:style style:name="P2" style:family="paragraph" style:parent-style-name="Standard">
      <style:text-properties officeooo:rsid="0018da60" officeooo:paragraph-rsid="001ae16b"/>
    </style:style>
    <style:style style:name="P3" style:family="paragraph" style:parent-style-name="Standard">
      <style:text-properties officeooo:rsid="00192c9c" officeooo:paragraph-rsid="00192c9c"/>
    </style:style>
    <style:style style:name="P4" style:family="paragraph" style:parent-style-name="Standard">
      <style:text-properties style:text-underline-style="solid" style:text-underline-width="auto" style:text-underline-color="font-color" officeooo:rsid="001b15a6" officeooo:paragraph-rsid="001b15a6"/>
    </style:style>
    <style:style style:name="P5" style:family="paragraph" style:parent-style-name="Standard">
      <style:text-properties style:text-underline-style="none" officeooo:rsid="001b15a6" officeooo:paragraph-rsid="001b15a6"/>
    </style:style>
    <style:style style:name="P6" style:family="paragraph" style:parent-style-name="Standard">
      <style:text-properties style:text-underline-style="none" officeooo:rsid="001b65f5" officeooo:paragraph-rsid="001b65f5"/>
    </style:style>
    <style:style style:name="P7" style:family="paragraph" style:parent-style-name="Standard">
      <style:text-properties style:text-underline-style="none" officeooo:rsid="001d683e" officeooo:paragraph-rsid="001d683e"/>
    </style:style>
    <style:style style:name="P8" style:family="paragraph" style:parent-style-name="Standard">
      <style:text-properties style:text-underline-style="none" officeooo:rsid="001ededa" officeooo:paragraph-rsid="001ededa"/>
    </style:style>
    <style:style style:name="P9" style:family="paragraph" style:parent-style-name="Standard">
      <style:text-properties officeooo:rsid="00204e8c" officeooo:paragraph-rsid="00204e8c"/>
    </style:style>
    <style:style style:name="P10" style:family="paragraph" style:parent-style-name="Standard">
      <style:text-properties officeooo:rsid="0024495c" officeooo:paragraph-rsid="0024495c"/>
    </style:style>
    <style:style style:name="P11" style:family="paragraph" style:parent-style-name="Standard">
      <style:text-properties officeooo:rsid="00271e85" officeooo:paragraph-rsid="00271e85"/>
    </style:style>
    <style:style style:name="P12" style:family="paragraph" style:parent-style-name="Standard">
      <style:text-properties officeooo:rsid="00274bfd" officeooo:paragraph-rsid="00274bfd"/>
    </style:style>
    <style:style style:name="P13" style:family="paragraph" style:parent-style-name="Standard">
      <style:text-properties officeooo:rsid="002c70b1" officeooo:paragraph-rsid="002c70b1"/>
    </style:style>
    <style:style style:name="P14" style:family="paragraph" style:parent-style-name="Standard">
      <style:text-properties officeooo:rsid="002d5a08" officeooo:paragraph-rsid="002d5a08"/>
    </style:style>
    <style:style style:name="P15" style:family="paragraph" style:parent-style-name="Standard">
      <style:text-properties officeooo:rsid="002dbf07" officeooo:paragraph-rsid="002dbf07"/>
    </style:style>
    <style:style style:name="P16" style:family="paragraph" style:parent-style-name="Standard">
      <style:text-properties officeooo:rsid="002f0fc2" officeooo:paragraph-rsid="002f0fc2"/>
    </style:style>
    <style:style style:name="P17" style:family="paragraph" style:parent-style-name="Standard">
      <style:text-properties officeooo:rsid="00311984" officeooo:paragraph-rsid="00311984"/>
    </style:style>
    <style:style style:name="P18" style:family="paragraph" style:parent-style-name="Standard">
      <style:text-properties officeooo:rsid="00328318" officeooo:paragraph-rsid="00328318"/>
    </style:style>
    <style:style style:name="P19" style:family="paragraph" style:parent-style-name="Standard">
      <style:text-properties officeooo:rsid="0032b861" officeooo:paragraph-rsid="0032b861"/>
    </style:style>
    <style:style style:name="P20" style:family="paragraph" style:parent-style-name="Standard">
      <style:text-properties officeooo:rsid="0032d6b7" officeooo:paragraph-rsid="0032d6b7"/>
    </style:style>
    <style:style style:name="P21" style:family="paragraph" style:parent-style-name="Standard">
      <style:text-properties officeooo:rsid="0032f3b5" officeooo:paragraph-rsid="0032f3b5"/>
    </style:style>
    <style:style style:name="P22" style:family="paragraph" style:parent-style-name="Standard">
      <style:text-properties officeooo:rsid="0032f3b5" officeooo:paragraph-rsid="00343bc0"/>
    </style:style>
    <style:style style:name="P23" style:family="paragraph" style:parent-style-name="Standard">
      <style:text-properties officeooo:rsid="0032f3b5" officeooo:paragraph-rsid="003b87c7"/>
    </style:style>
    <style:style style:name="P24" style:family="paragraph" style:parent-style-name="Standard">
      <style:text-properties officeooo:rsid="003ad30d" officeooo:paragraph-rsid="003ad30d"/>
    </style:style>
    <style:style style:name="P25" style:family="paragraph" style:parent-style-name="Standard">
      <style:text-properties officeooo:rsid="003b87c7" officeooo:paragraph-rsid="003b87c7"/>
    </style:style>
    <style:style style:name="P26" style:family="paragraph" style:parent-style-name="Standard">
      <style:text-properties officeooo:rsid="003f3770" officeooo:paragraph-rsid="003f3770"/>
    </style:style>
    <style:style style:name="P27" style:family="paragraph" style:parent-style-name="Standard">
      <style:text-properties officeooo:rsid="003fefff" officeooo:paragraph-rsid="003fefff"/>
    </style:style>
    <style:style style:name="P28" style:family="paragraph" style:parent-style-name="Standard">
      <style:text-properties officeooo:rsid="0040f8a7" officeooo:paragraph-rsid="0040f8a7"/>
    </style:style>
    <style:style style:name="P29" style:family="paragraph" style:parent-style-name="Standard">
      <style:text-properties officeooo:rsid="00417f8d" officeooo:paragraph-rsid="00417f8d"/>
    </style:style>
    <style:style style:name="T1" style:family="text">
      <style:text-properties officeooo:rsid="001b15a6"/>
    </style:style>
    <style:style style:name="T2" style:family="text">
      <style:text-properties fo:font-weight="bold" officeooo:rsid="001b15a6" style:font-weight-asian="bold" style:font-weight-complex="bold"/>
    </style:style>
    <style:style style:name="T3" style:family="text">
      <style:text-properties officeooo:rsid="001b65f5"/>
    </style:style>
    <style:style style:name="T4" style:family="text">
      <style:text-properties officeooo:rsid="001bf007"/>
    </style:style>
    <style:style style:name="T5" style:family="text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800000" fo:font-weight="bold" officeooo:rsid="00274bfd" fo:background-color="#ffff66" loext:char-shading-value="0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207cbb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officeooo:rsid="0021ffce"/>
    </style:style>
    <style:style style:name="T11" style:family="text">
      <style:text-properties officeooo:rsid="0023b288"/>
    </style:style>
    <style:style style:name="T12" style:family="text">
      <style:text-properties officeooo:rsid="002451d7"/>
    </style:style>
    <style:style style:name="T13" style:family="text">
      <style:text-properties officeooo:rsid="00274bfd"/>
    </style:style>
    <style:style style:name="T14" style:family="text">
      <style:text-properties officeooo:rsid="00328318"/>
    </style:style>
    <style:style style:name="T15" style:family="text">
      <style:text-properties officeooo:rsid="00343bc0"/>
    </style:style>
    <style:style style:name="T16" style:family="text">
      <style:text-properties officeooo:rsid="003619e0"/>
    </style:style>
    <style:style style:name="T17" style:family="text">
      <style:text-properties officeooo:rsid="003ada8f"/>
    </style:style>
    <style:style style:name="T18" style:family="text">
      <style:text-properties officeooo:rsid="003b87c7"/>
    </style:style>
    <style:style style:name="T19" style:family="text">
      <style:text-properties officeooo:rsid="003d40f0"/>
    </style:style>
    <style:style style:name="T20" style:family="text">
      <style:text-properties officeooo:rsid="003f3770"/>
    </style:style>
    <style:style style:name="T21" style:family="text">
      <style:text-properties officeooo:rsid="003fe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FS:</text:p>
      <text:p text:style-name="P1"><text:s text:c="2"/>Complexity : O(E+V)</text:p>
      <text:p text:style-name="P1"><text:s text:c="2"/>Implemented resursively</text:p>
      <text:p text:style-name="P1"><text:s text:c="2"/>Keep a track of visited node; else we may end up with cyclic loop.</text:p>
      <text:p text:style-name="P1"/>
      <text:p text:style-name="P3">BFS:</text:p>
      <text:p text:style-name="P3"><text:s text:c="3"/>Complexity : O(E+V)</text:p>
      <text:p text:style-name="P3"><text:s text:c="3"/>Use queue</text:p>
      <text:p text:style-name="P2"><text:s text:c="3"/>Keep a track of visited node; </text:p>
      <text:p text:style-name="P3"><text:s text:c="3"/><text:span text:style-name="T2">Fastest way to find a shortest path</text:span></text:p>
      <text:p text:style-name="P3"><text:s text:c="3"/></text:p>
      <text:p text:style-name="P9">Directed Graph:</text:p>
      <text:p text:style-name="P1"><text:s text:c="2"/><text:span text:style-name="T1">Edge classification:</text:span></text:p>
      <text:p text:style-name="P1"><text:s text:c="5"/><text:span text:style-name="T1">Directed graph every edge visited once; Undirected twice.</text:span></text:p>
      <text:p text:style-name="P4"><text:span text:style-name="T9">T</text:span><text:span text:style-name="T7">ree edge : </text:span><text:span text:style-name="T8">(</text:span><text:span text:style-name="T7">Parent pointer</text:span><text:span text:style-name="T8">)</text:span></text:p>
      <text:p text:style-name="P5"><text:s text:c="9"/>Visit <text:span text:style-name="T5">new</text:span> vertex via edge. </text:p>
      <text:p text:style-name="P7">Non-Tree:</text:p>
      <text:p text:style-name="P5">Forward Edge:</text:p>
      <text:p text:style-name="P5"><text:s text:c="2"/><text:tab/><text:span text:style-name="T3">Goes forward. a→d. (Node to a descendent)</text:span></text:p>
      <text:p text:style-name="P5"><text:s text:c="11"/></text:p>
      <text:p text:style-name="P5">Backward Edge:</text:p>
      <text:p text:style-name="P6"><text:tab/>node→ancestor in tree</text:p>
      <text:p text:style-name="P8"><text:tab/>How to detect, in DFS, keep track of (using a stack) visited node. It you are going to visit a already visited node then its a backward edge</text:p>
      <text:p text:style-name="P5">Cross Edge:</text:p>
      <text:p text:style-name="P5"><text:s text:c="12"/><text:span text:style-name="T4">between two non-ancestor related <text:s/></text:span></text:p>
      <text:p text:style-name="P1"/>
      <text:p text:style-name="P1"/>
      <text:p text:style-name="P9">Undirected Graph: <text:span text:style-name="T11">(a -&gt;b-&gt;a)</text:span></text:p>
      <text:p text:style-name="P9"><text:s text:c="2"/><text:span text:style-name="T10">Tree Edge and Cross edge only</text:span></text:p>
      <text:p text:style-name="P9"><text:tab/></text:p>
      <text:p text:style-name="P10">Cycle detection:</text:p>
      <text:p text:style-name="P10"><text:s text:c="3"/><text:span text:style-name="T12">If there is a back edge <text:s/>then there is a cycle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Dynamic Programming:</text:p>
      <text:p text:style-name="P11">5 “easy” steps to DP:</text:p>
      <text:p text:style-name="P11">1. Define Subproblems</text:p>
      <text:p text:style-name="P11">2. Guess (part of solution)</text:p>
      <text:p text:style-name="P11">3. Relate sub problem solutions (usually through recursion)</text:p>
      <text:p text:style-name="P11">4. Recurse &amp; memoize <text:s text:c="2"/><text:span text:style-name="T6">OR</text:span><text:span text:style-name="T13"> <text:s/>build DP table bottom-up</text:span></text:p>
      <text:p text:style-name="P12">5. Solve original problem</text:p>
      <text:p text:style-name="P12"/>
      <text:p text:style-name="P13">Parent pointers : Remember, which guess was the best!</text:p>
      <text:p text:style-name="P13"/>
      <text:p text:style-name="P13"/>
      <text:p text:style-name="P14">Knapsack problem:</text:p>
      <text:p text:style-name="P14"/>
      <text:p text:style-name="P14">edge – adding an item (value I)</text:p>
      <text:p text:style-name="P14"/>
      <text:p text:style-name="P14">nodes - ( i item I am looking at) One node for each item</text:p>
      <text:p text:style-name="P14"><text:tab/>weight of taken item </text:p>
      <text:p text:style-name="P14">//Similar to gas problem; gas left position of the map</text:p>
      <text:p text:style-name="P14"/>
      <text:p text:style-name="P14"/>
      <text:p text:style-name="P14"/>
      <text:p text:style-name="P14"/>
      <text:p text:style-name="P15">Complexity analysis of Topological sort vs Dijkstra vs Bellmon-Ford</text:p>
      <text:p text:style-name="P16">What is Topological sort ?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<text:soft-page-break/>What is Dynamic Programming:</text:p>
      <text:p text:style-name="P20">Optimal Substructure : </text:p>
      <text:p text:style-name="P20"><text:tab/></text:p>
      <text:p text:style-name="P17"/>
      <text:p text:style-name="P17">Crazy Eights:</text:p>
      <text:p text:style-name="P17"><text:s/>Use Topological sort <text:span text:style-name="T14">and do BFS</text:span></text:p>
      <text:p text:style-name="P17"/>
      <text:p text:style-name="P17"/>
      <text:p text:style-name="P18">Draw a Grid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21">BlackJack:</text:p>
      <text:p text:style-name="P21"/>
      <text:p text:style-name="P21">round_outcome(i , h)</text:p>
      <text:p text:style-name="P21">i = start position</text:p>
      <text:p text:style-name="P21">h = how many cards I am going to h<text:span text:style-name="T16">it</text:span></text:p>
      <text:p text:style-name="P21">returns ([Cards played in the round, earning])</text:p>
      <text:p text:style-name="P21"/>
      <text:p text:style-name="P21"/>
      <text:p text:style-name="P21">Decision the algorithm has to take is :</text:p>
      <text:p text:style-name="P21">1) Whether to play the optimally or loose few games initially for the highest income</text:p>
      <text:p text:style-name="P21"/>
      <text:p text:style-name="P21"/>
      <text:p text:style-name="P21"/>
      <text:p text:style-name="P21"/>
      <text:p text:style-name="P21">Say, I am at node ‘i’</text:p>
      <text:p text:style-name="P21"><text:tab/><text:span text:style-name="T15">for h in 0 <text:s/>to 52-i:</text:span></text:p>
      <text:p text:style-name="P21"><text:tab/><text:tab/><text:span text:style-name="T15">output = round_outcome(i, h): //output contains no. of cards played and earned $$</text:span></text:p>
      <text:p text:style-name="P21"/>
      <text:p text:style-name="P22"><text:tab/><text:span text:style-name="T15">draw edge from ‘i’ to <text:s/>i+ output[i]</text:span></text:p>
      <text:p text:style-name="P23"><text:tab/><text:tab/><text:span text:style-name="T18">cost = -output[1] //output is the return value and <text:s/>output[1] is $$$ earned</text:span></text:p>
      <text:p text:style-name="P23"><text:s text:c="52"/>// <text:span text:style-name="T19">making earning </text:span></text:p>
      <text:p text:style-name="P22"/>
      <text:p text:style-name="P22"/>
      <text:p text:style-name="P22"/>
      <text:p text:style-name="P24">Dynamic Programming:</text:p>
      <text:p text:style-name="P24"><text:s text:c="2"/>Compute the numbers in a matrix.</text:p>
      <text:p text:style-name="P24">No of elements in the array : 52</text:p>
      <text:p text:style-name="P24"><text:span text:style-name="T17">i</text:span>– 5, What does that represent in dp formulations!.</text:p>
      <text:p text:style-name="P24"><text:s text:c="3"/><text:span text:style-name="T17">We are starting around after playing 5 cards and maximize our earnings</text:span></text:p>
      <text:p text:style-name="P24"><text:s text:c="3"/><text:span text:style-name="T17">i.e. max $$ win by optimally starting around ‘i’</text:span></text:p>
      <text:p text:style-name="P24"/>
      <text:p text:style-name="P25">dpi[] <text:s/>//</text:p>
      <text:p text:style-name="P25">dp[i] - ?</text:p>
      <text:p text:style-name="P26">choices = [] //<text:span text:style-name="T21">Stores all the answers</text:span></text:p>
      <text:p text:style-name="P25">What are my choices and do I iterate over ? - Same as graph problem</text:p>
      <text:p text:style-name="P25">for h in 0 to 52-i:</text:p>
      <text:p text:style-name="P25"><text:tab/><text:span text:style-name="T20">output = round_outcome(i,h)</text:span></text:p>
      <text:p text:style-name="P25"><text:tab/><text:span text:style-name="T20">choice.append(output[1]+dp[i+output[0]])</text:span></text:p>
      <text:p text:style-name="P27">dp[i] = max(choices)</text:p>
      <text:p text:style-name="P25"><text:tab/></text:p>
      <text:p text:style-name="P28"/>
      <text:p text:style-name="P29">Parent pointers:</text:p>
      <text:p text:style-name="P29"><text:s text:c="2"/>I wanna keep track of every edge that led to the </text:p>
      <text:p text:style-name="P28"><text:tab/></text:p>
      <text:p text:style-name="P24"/>
      <text:p text:style-name="P24"/>
      <text:p text:style-name="P24"/>
      <text:p text:style-name="P24"><text:soft-page-break/></text:p>
      <text:p text:style-name="P24"/>
      <text:p text:style-name="P22"/>
      <text:p text:style-name="P22"/>
      <text:p text:style-name="P21"/>
      <text:p text:style-name="P21"><text:tab/><text:tab/></text:p>
      <text:p text:style-name="P21"><text:s text:c="9"/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7:53:46.068417296</meta:creation-date>
    <meta:generator>LibreOffice/5.1.6.2$Linux_X86_64 LibreOffice_project/10m0$Build-2</meta:generator>
    <dc:date>2018-06-11T09:52:14.849164637</dc:date>
    <meta:editing-duration>PT9H50M34S</meta:editing-duration>
    <meta:editing-cycles>35</meta:editing-cycles>
    <meta:document-statistic meta:table-count="0" meta:image-count="0" meta:object-count="0" meta:page-count="5" meta:paragraph-count="83" meta:word-count="441" meta:character-count="2620" meta:non-whitespace-character-count="2080"/>
  </office:meta>
</office:document-meta>
</file>